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22T12:51:15.79">
            <text:p>2020/1/22 12:5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22T12:51:15.95">
            <text:p>2020/1/22 12:5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08)">
            <text:p>sn(10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2">
            <text:p>102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11])+[.S11]" office:value-type="float" office:value="12">
            <text:p>12</text:p>
          </table:table-cell>
          <table:table-cell table:style-name="ce46" office:value-type="string">
            <text:p>fs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3])+[.S13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4])+[.S14]" office:value-type="float" office:value="9">
            <text:p>9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5])+[.S15]" office:value-type="float" office:value="32">
            <text:p>32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16])+[.S16]" office:value-type="float" office:value="3">
            <text:p>3</text:p>
          </table:table-cell>
          <table:table-cell table:style-name="ce46" office:value-type="string">
            <text:p>p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7])+[.S17]" office:value-type="float" office:value="3">
            <text:p>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4.n,r,for=flamenco:shuffle+percussion,score+,t.90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104">
            <text:p>10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5)-1.n,t.85,score+,for=flamenco:shuffle+percussion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07">
            <text:p>10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.n,t.75,score~,t.8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2T12:50:59.85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2])+[.S22]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3])+[.S23]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3">
            <text:p>10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for=flamenco:shuffle+percussion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8">
            <text:p>10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,t.90,score+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22T12:50:59.85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5">
            <text:p>105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+,k.D+5+6+7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1">
            <text:p>10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-1(1),score~,ch.D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2">
            <text:p>10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,ch.A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6">
            <text:p>10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.n,score+,ch.A;D,t.5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22T12:50:59.85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,theme=shuffle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k.G#,score+,table+~frets=5-9</text:p>
          </table:table-cell>
          <table:table-cell table:style-name="ce49" office:value-type="string">
            <text:p>2020-01-17_18-48-41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18T08:56:00.6">
            <text:p>2020/1/18 8:5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k.B</text:p>
          </table:table-cell>
          <table:table-cell table:style-name="ce49" office:value-type="string">
            <text:p>2020-01-16_19-05-35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2T12:51:16.38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40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41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42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43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144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45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48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49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50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98.867cm" draw:caption-point-x="-1.353cm" draw:caption-point-y="2.48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70];6;2)" office:value-type="string" office:string-value="09">
            <text:p>09</text:p>
          </table:table-cell>
          <table:table-cell table:formula="of:=MID([.F170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70];[.I170];&quot;-&quot;;LEFT([.G17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0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08)">
            <text:p>sn(10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2T12:51:16.53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58cm" draw:caption-point-x="-1.353cm" draw:caption-point-y="2.28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22T12:51:16.72">
            <text:p>2020/1/22 12:5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2T12:51:17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597cm" draw:caption-point-x="-1.353cm" draw:caption-point-y="2.48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08)">
            <text:p>sn(10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2T12:51:17.15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58cm" draw:caption-point-x="-1.353cm" draw:caption-point-y="2.28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I12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25" table:on-update-keep-styles="true" table:on-update-keep-size="false"/>
        <table:database-range table:name="range_genre__kb" table:target-range-address="kb.G2:kb.G70"/>
        <table:database-range table:name="range_sn" table:target-range-address="gt.A2:gt.A125" table:on-update-keep-styles="true" table:on-update-keep-size="false"/>
        <table:database-range table:name="range_sn__kb" table:target-range-address="kb.A2:kb.A70"/>
        <table:database-range table:target-range-address="gt.L2:gt.O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2">2020/01/22</text:date>, <text:time>12:51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22T12:51:15.16</dc:date>
    <dc:creator>iwabuchi ken</dc:creator>
    <meta:editing-duration>P6DT10H48M41S</meta:editing-duration>
    <meta:editing-cycles>587</meta:editing-cycles>
    <meta:generator>OpenOffice/4.1.3$Win32 OpenOffice.org_project/413m1$Build-9783</meta:generator>
    <meta:document-statistic meta:table-count="7" meta:cell-count="3399" meta:object-count="0"/>
    <meta:user-defined meta:name="sheets-banding"/>
    <meta:user-defined meta:name="sheets-original-selection"/>
  </office:meta>
</office:document-meta>
</file>